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1-09-2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1-08-19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1-07-27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1-06-15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1-05-20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1-04-14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1-03-0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1-02-19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1-01-07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12-0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11-05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10-14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09-18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08-27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07-27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06-26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06-1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05-2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04-28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02-20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20-01-15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12-12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11-21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10-06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09-19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08-1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07-1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06-20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05-09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04-14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03-20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02-28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9-01-30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12-18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11-28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10-24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09-27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08-29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07-24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06-2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05-29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04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03-27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02-27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8-01-30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12-2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11-28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10-30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09-27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08-30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07-27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06-29 0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05-23 2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04-21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03-29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02-16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7-01-18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12-12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11-08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10-12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09-13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08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07-13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06-22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05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04-27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03-1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02-18 0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6-01-20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12-16 2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11-24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10-30 0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09-2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08-20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07-22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06-25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05-28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04-23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03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02-26 0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5-01-15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4-12-16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4-11-20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4-10-22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4-09-25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4-09-0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4-08-01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4-06-20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4-05-29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4-04-17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4-03-2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3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3-09-1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3-08-1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3-06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3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3-04-1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3-03-1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3-02-1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2-12-17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2-10-17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2-09-0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2-05-10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2-04-1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2-03-1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2-02-1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2-01-1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1-10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1-06-1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1-05-1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1-03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12-1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06-03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02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1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9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9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9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200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06-1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7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7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3</text:p>
          </table:table-cell>
          <table:table-cell office:value-type="string" calcext:value-type="string">
            <text:p>198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36" meta:object-count="0"/>
    <meta:user-defined meta:name="AppVersion">3.0</meta:user-defined>
  </office:meta>
</office:document-meta>
</file>